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a1dec" officeooo:paragraph-rsid="000a1dec" style:font-weight-asian="normal" style:font-weight-complex="normal"/>
    </style:style>
    <style:style style:name="P2" style:family="paragraph" style:parent-style-name="Standard">
      <style:text-properties style:text-underline-style="none" fo:font-weight="normal" officeooo:rsid="000d0d02" officeooo:paragraph-rsid="000d0d02" style:font-weight-asian="normal" style:font-weight-complex="normal"/>
    </style:style>
    <style:style style:name="P3" style:family="paragraph" style:parent-style-name="Standard">
      <style:text-properties style:text-underline-style="none" fo:font-weight="normal" officeooo:rsid="000c3f35" officeooo:paragraph-rsid="000aefe5" style:font-weight-asian="normal" style:font-weight-complex="normal"/>
    </style:style>
    <style:style style:name="P4" style:family="paragraph" style:parent-style-name="Standard">
      <style:text-properties style:text-underline-style="none" fo:font-weight="normal" officeooo:rsid="000c97d1" officeooo:paragraph-rsid="001c327f" style:font-weight-asian="normal" style:font-weight-complex="normal"/>
    </style:style>
    <style:style style:name="P5" style:family="paragraph" style:parent-style-name="Standard">
      <style:text-properties style:text-underline-style="none" fo:font-weight="normal" officeooo:rsid="00217f7f" officeooo:paragraph-rsid="00217f7f" style:font-weight-asian="normal" style:font-weight-complex="normal"/>
    </style:style>
    <style:style style:name="P6" style:family="paragraph" style:parent-style-name="Standard">
      <style:text-properties style:text-underline-style="none" fo:font-weight="normal" officeooo:rsid="000b2f01" officeooo:paragraph-rsid="000b1236" style:font-weight-asian="normal" style:font-weight-complex="normal"/>
    </style:style>
    <style:style style:name="P7" style:family="paragraph" style:parent-style-name="Standard">
      <style:text-properties fo:font-size="14pt" style:text-underline-style="none" fo:font-weight="bold" officeooo:rsid="00197468" officeooo:paragraph-rsid="000aefe5" style:font-size-asian="12.25pt" style:font-weight-asian="bold" style:font-size-complex="14pt" style:font-weight-complex="bold"/>
    </style:style>
    <style:style style:name="P8" style:family="paragraph" style:parent-style-name="Standard">
      <style:text-properties fo:font-size="14pt" style:text-underline-style="none" fo:font-weight="bold" officeooo:rsid="00197468" officeooo:paragraph-rsid="000c892a" style:font-size-asian="12.25pt" style:font-weight-asian="bold" style:font-size-complex="14pt" style:font-weight-complex="bold"/>
    </style:style>
    <style:style style:name="P9" style:family="paragraph" style:parent-style-name="Standard">
      <style:text-properties fo:font-size="14pt" style:text-underline-style="none" fo:font-weight="bold" officeooo:rsid="00197468" officeooo:paragraph-rsid="000c97d1" style:font-size-asian="12.25pt" style:font-weight-asian="bold" style:font-size-complex="14pt" style:font-weight-complex="bold"/>
    </style:style>
    <style:style style:name="P10" style:family="paragraph" style:parent-style-name="Standard">
      <style:text-properties fo:font-size="14pt" style:text-underline-style="none" fo:font-weight="bold" officeooo:rsid="00197468" officeooo:paragraph-rsid="00207967" style:font-size-asian="12.25pt" style:font-weight-asian="bold" style:font-size-complex="14pt" style:font-weight-complex="bold"/>
    </style:style>
    <style:style style:name="P11" style:family="paragraph" style:parent-style-name="Standard">
      <style:text-properties fo:font-size="14pt" style:text-underline-style="none" fo:font-weight="bold" officeooo:rsid="00197468" officeooo:paragraph-rsid="00264cc0" style:font-size-asian="12.25pt" style:font-weight-asian="bold" style:font-size-complex="14pt" style:font-weight-complex="bold"/>
    </style:style>
    <style:style style:name="P12" style:family="paragraph" style:parent-style-name="Standard">
      <style:text-properties fo:font-size="14pt" style:text-underline-style="none" fo:font-weight="bold" officeooo:rsid="001c327f" officeooo:paragraph-rsid="001c327f" style:font-size-asian="12.25pt" style:font-weight-asian="bold" style:font-size-complex="14pt" style:font-weight-complex="bold"/>
    </style:style>
    <style:style style:name="P13" style:family="paragraph" style:parent-style-name="Standard">
      <style:text-properties fo:font-size="14pt" style:text-underline-style="none" fo:font-weight="bold" officeooo:rsid="00197468" officeooo:paragraph-rsid="000a1dec" style:font-size-asian="14pt" style:font-weight-asian="bold" style:font-size-complex="14pt" style:font-weight-complex="bold"/>
    </style:style>
    <style:style style:name="P14" style:family="paragraph" style:parent-style-name="Standard">
      <style:text-properties officeooo:rsid="000a1dec" officeooo:paragraph-rsid="000c9059"/>
    </style:style>
    <style:style style:name="P15" style:family="paragraph" style:parent-style-name="Standard">
      <style:text-properties officeooo:rsid="000aefe5" officeooo:paragraph-rsid="000aefe5"/>
    </style:style>
    <style:style style:name="P16" style:family="paragraph" style:parent-style-name="Standard">
      <style:text-properties fo:font-size="18pt" officeooo:rsid="000a1dec" officeooo:paragraph-rsid="000a1dec" style:font-size-asian="18pt" style:font-size-complex="18pt"/>
    </style:style>
    <style:style style:name="P17" style:family="paragraph" style:parent-style-name="Standard">
      <style:text-properties fo:font-size="18pt" style:text-underline-style="solid" style:text-underline-width="auto" style:text-underline-color="font-color" fo:font-weight="bold" officeooo:rsid="000c97d1" officeooo:paragraph-rsid="000c97d1" style:font-size-asian="18pt" style:font-weight-asian="bold" style:font-size-complex="18pt" style:font-weight-complex="bold"/>
    </style:style>
    <style:style style:name="P18" style:family="paragraph" style:parent-style-name="Standard">
      <style:text-properties fo:font-size="18pt" style:text-underline-style="solid" style:text-underline-width="auto" style:text-underline-color="font-color" fo:font-weight="bold" officeooo:rsid="000a1dec" officeooo:paragraph-rsid="000a1dec" style:font-size-asian="18pt" style:font-weight-asian="bold" style:font-size-complex="18pt" style:font-weight-complex="bold"/>
    </style:style>
    <style:style style:name="P19" style:family="paragraph" style:parent-style-name="Standard">
      <style:text-properties fo:font-size="12pt" style:text-underline-style="none" fo:font-weight="normal" officeooo:rsid="000a1dec" officeooo:paragraph-rsid="000a1dec"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c892a" officeooo:paragraph-rsid="000c892a"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c9059" officeooo:paragraph-rsid="000c892a"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0c9059" officeooo:paragraph-rsid="000c9059"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0c97d1" officeooo:paragraph-rsid="000c97d1"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0d6469" officeooo:paragraph-rsid="000d6469"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0e3fbd" officeooo:paragraph-rsid="000e3fbd"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0e3fbd" officeooo:paragraph-rsid="00264cc0"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12bde0" officeooo:paragraph-rsid="0012bde0"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2bde0" officeooo:paragraph-rsid="000d6469"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2bde0" officeooo:paragraph-rsid="00264cc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61797" officeooo:paragraph-rsid="000c97d1"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281aa3" officeooo:paragraph-rsid="00281aa3" style:font-size-asian="10.5pt" style:font-weight-asian="normal" style:font-size-complex="12pt" style:font-weight-complex="normal"/>
    </style:style>
    <style:style style:name="P32" style:family="paragraph" style:parent-style-name="Standard">
      <style:text-properties fo:font-size="16pt" style:text-underline-style="none" fo:font-weight="bold" officeooo:rsid="000c97d1" officeooo:paragraph-rsid="000c97d1" style:font-size-asian="16pt" style:font-weight-asian="bold" style:font-size-complex="16pt" style:font-weight-complex="bold"/>
    </style:style>
    <style:style style:name="P33" style:family="paragraph" style:parent-style-name="Standard" style:list-style-name="L1">
      <style:text-properties officeooo:paragraph-rsid="000a1dec"/>
    </style:style>
    <style:style style:name="P34" style:family="paragraph" style:parent-style-name="Standard" style:list-style-name="L1">
      <style:text-properties officeooo:rsid="000a1dec" officeooo:paragraph-rsid="000a1dec"/>
    </style:style>
    <style:style style:name="P35" style:family="paragraph" style:parent-style-name="Standard" style:list-style-name="L1">
      <style:text-properties officeooo:rsid="000aefe5" officeooo:paragraph-rsid="000aefe5"/>
    </style:style>
    <style:style style:name="P36" style:family="paragraph" style:parent-style-name="Standard" style:list-style-name="L1">
      <style:text-properties officeooo:rsid="000c892a" officeooo:paragraph-rsid="000c892a"/>
    </style:style>
    <style:style style:name="P37" style:family="paragraph" style:parent-style-name="Standard" style:list-style-name="L2">
      <style:text-properties officeooo:rsid="000c892a" officeooo:paragraph-rsid="000c892a"/>
    </style:style>
    <style:style style:name="P38" style:family="paragraph" style:parent-style-name="Standard" style:list-style-name="L3">
      <style:text-properties officeooo:rsid="000c892a" officeooo:paragraph-rsid="000c892a"/>
    </style:style>
    <style:style style:name="P39" style:family="paragraph" style:parent-style-name="Standard" style:list-style-name="L2">
      <style:text-properties fo:font-size="12pt" style:text-underline-style="none" fo:font-weight="normal" officeooo:rsid="000c892a" officeooo:paragraph-rsid="000c892a" style:font-size-asian="10.5pt" style:font-weight-asian="normal" style:font-size-complex="12pt" style:font-weight-complex="normal"/>
    </style:style>
    <style:style style:name="P40" style:family="paragraph" style:parent-style-name="Standard" style:list-style-name="L1">
      <style:text-properties fo:font-size="12pt" style:text-underline-style="none" fo:font-weight="normal" officeooo:rsid="000aefe5" officeooo:paragraph-rsid="000aefe5" style:font-size-asian="10.5pt" style:font-weight-asian="normal" style:font-size-complex="12pt" style:font-weight-complex="normal"/>
    </style:style>
    <style:style style:name="P41" style:family="paragraph" style:parent-style-name="Standard" style:list-style-name="L8">
      <style:text-properties fo:font-size="12pt" style:text-underline-style="none" fo:font-weight="normal" officeooo:rsid="000d6469" officeooo:paragraph-rsid="002bac64" style:font-size-asian="10.5pt" style:font-weight-asian="normal" style:font-size-complex="12pt" style:font-weight-complex="normal"/>
    </style:style>
    <style:style style:name="P42" style:family="paragraph" style:parent-style-name="Standard" style:list-style-name="L4">
      <style:text-properties officeooo:rsid="001c327f" officeooo:paragraph-rsid="001c327f"/>
    </style:style>
    <style:style style:name="P43" style:family="paragraph" style:parent-style-name="Standard" style:list-style-name="L4">
      <style:text-properties officeooo:rsid="001ddc97" officeooo:paragraph-rsid="001ddc97"/>
    </style:style>
    <style:style style:name="P44" style:family="paragraph" style:parent-style-name="Standard" style:list-style-name="L4">
      <style:text-properties style:text-underline-style="none" fo:font-weight="normal" officeooo:rsid="001ddc97" officeooo:paragraph-rsid="001ddc97" style:font-weight-asian="normal" style:font-weight-complex="normal"/>
    </style:style>
    <style:style style:name="P45" style:family="paragraph" style:parent-style-name="Standard" style:list-style-name="L5">
      <style:text-properties style:text-underline-style="none" fo:font-weight="normal" officeooo:rsid="00217f7f" officeooo:paragraph-rsid="00217f7f" style:font-weight-asian="normal" style:font-weight-complex="normal"/>
    </style:style>
    <style:style style:name="P46" style:family="paragraph" style:parent-style-name="Standard" style:list-style-name="L5">
      <style:text-properties style:text-underline-style="none" fo:font-weight="normal" officeooo:rsid="00217f7f" officeooo:paragraph-rsid="002ba9ad" style:font-weight-asian="normal" style:font-weight-complex="normal"/>
    </style:style>
    <style:style style:name="P47" style:family="paragraph" style:parent-style-name="Standard" style:list-style-name="L5">
      <style:text-properties style:text-underline-style="none" fo:font-weight="normal" officeooo:rsid="002352e8" officeooo:paragraph-rsid="002bac64" style:font-weight-asian="normal" style:font-weight-complex="normal"/>
    </style:style>
    <style:style style:name="P48" style:family="paragraph" style:parent-style-name="Standard" style:list-style-name="L5">
      <style:text-properties style:text-underline-style="none" fo:font-weight="normal" officeooo:rsid="002352e8" officeooo:paragraph-rsid="002ba9ad" style:font-weight-asian="normal" style:font-weight-complex="normal"/>
    </style:style>
    <style:style style:name="P49" style:family="paragraph" style:parent-style-name="Standard" style:list-style-name="L5">
      <style:text-properties style:text-underline-style="none" fo:font-weight="normal" officeooo:rsid="002352e8" officeooo:paragraph-rsid="002352e8" style:font-weight-asian="normal" style:font-weight-complex="normal"/>
    </style:style>
    <style:style style:name="P50" style:family="paragraph" style:parent-style-name="Standard" style:list-style-name="L6">
      <style:text-properties style:text-underline-style="none" fo:font-weight="normal" officeooo:rsid="0014c4da" officeooo:paragraph-rsid="001c327f" style:font-weight-asian="normal" style:font-weight-complex="normal"/>
    </style:style>
    <style:style style:name="P51" style:family="paragraph" style:parent-style-name="Standard" style:list-style-name="L6">
      <style:text-properties style:text-underline-style="none" fo:font-weight="normal" officeooo:rsid="000b1236" officeooo:paragraph-rsid="001c327f" style:font-weight-asian="normal" style:font-weight-complex="normal"/>
    </style:style>
    <style:style style:name="P52" style:family="paragraph" style:parent-style-name="Standard" style:list-style-name="L6">
      <style:text-properties style:text-underline-style="none" fo:font-weight="normal" officeooo:rsid="000c3f35" officeooo:paragraph-rsid="001c327f" style:font-weight-asian="normal" style:font-weight-complex="normal"/>
    </style:style>
    <style:style style:name="P53" style:family="paragraph" style:parent-style-name="Standard" style:list-style-name="L7">
      <style:text-properties style:text-underline-style="none" fo:font-weight="normal" officeooo:rsid="000e3fbd" officeooo:paragraph-rsid="00264cc0" style:font-weight-asian="normal" style:font-weight-complex="normal"/>
    </style:style>
    <style:style style:name="P54" style:family="paragraph" style:parent-style-name="Standard" style:list-style-name="L9">
      <style:text-properties style:text-underline-style="none" fo:font-weight="normal" officeooo:rsid="000e3fbd" officeooo:paragraph-rsid="000e3fbd" style:font-weight-asian="normal" style:font-weight-complex="normal"/>
    </style:style>
    <style:style style:name="P55" style:family="paragraph" style:parent-style-name="Standard" style:list-style-name="L7">
      <style:text-properties style:text-underline-style="none" fo:font-weight="normal" officeooo:rsid="00103648" officeooo:paragraph-rsid="00264cc0" style:font-weight-asian="normal" style:font-weight-complex="normal"/>
    </style:style>
    <style:style style:name="P56" style:family="paragraph" style:parent-style-name="Standard" style:list-style-name="L8">
      <style:text-properties style:text-underline-style="none" fo:font-weight="normal" officeooo:rsid="000d6469" officeooo:paragraph-rsid="000d6469" style:font-weight-asian="normal" style:font-weight-complex="normal"/>
    </style:style>
    <style:style style:name="P57" style:family="paragraph" style:parent-style-name="Standard" style:list-style-name="L4">
      <style:text-properties officeooo:rsid="000b4fd7" officeooo:paragraph-rsid="000b4fd7"/>
    </style:style>
    <style:style style:name="P58" style:family="paragraph" style:parent-style-name="Standard" style:list-style-name="L6">
      <style:text-properties officeooo:paragraph-rsid="000c97d1"/>
    </style:style>
    <style:style style:name="P59" style:family="paragraph" style:parent-style-name="Standard" style:list-style-name="L6">
      <style:text-properties officeooo:rsid="000b1236" officeooo:paragraph-rsid="001c327f"/>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c9059" style:font-size-asian="10.5pt" style:font-weight-asian="normal" style:font-size-complex="12pt" style:font-weight-complex="normal"/>
    </style:style>
    <style:style style:name="T3" style:family="text">
      <style:text-properties fo:font-size="12pt" style:text-underline-style="none" fo:font-weight="normal" officeooo:rsid="000c97d1" style:font-size-asian="10.5pt" style:font-weight-asian="normal" style:font-size-complex="12pt" style:font-weight-complex="normal"/>
    </style:style>
    <style:style style:name="T4" style:family="text">
      <style:text-properties fo:font-size="12pt" style:text-underline-style="none" fo:font-weight="bold" style:font-size-asian="10.5pt" style:font-weight-asian="bold" style:font-size-complex="12pt" style:font-weight-complex="bold"/>
    </style:style>
    <style:style style:name="T5" style:family="text">
      <style:text-properties fo:font-size="12pt" style:text-underline-style="none" fo:font-weight="bold" officeooo:rsid="000c4cc9" style:font-size-asian="10.5pt" style:font-weight-asian="bold" style:font-size-complex="12pt" style:font-weight-complex="bold"/>
    </style:style>
    <style:style style:name="T6" style:family="text">
      <style:text-properties fo:font-size="12pt" style:text-underline-style="none" fo:font-weight="bold" officeooo:rsid="000c97d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officeooo:rsid="000b1236" style:font-size-asian="10.5pt" style:font-size-complex="12pt"/>
    </style:style>
    <style:style style:name="T9"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c327f" style:font-size-asian="10.5pt" style:font-style-asian="normal" style:font-weight-asian="normal" style:font-size-complex="12pt" style:font-style-complex="normal" style:font-weight-complex="normal"/>
    </style:style>
    <style:style style:name="T14" style:family="text">
      <style:text-properties fo:font-size="12pt" style:font-size-asian="10.5pt" style:font-size-complex="12pt"/>
    </style:style>
    <style:style style:name="T15" style:family="text">
      <style:text-properties fo:font-size="12pt" officeooo:rsid="000c97d1" style:font-size-asian="10.5pt" style:font-size-complex="12pt"/>
    </style:style>
    <style:style style:name="T16" style:family="text">
      <style:text-properties fo:font-size="12pt" officeooo:rsid="000d6469" style:font-size-asian="10.5pt" style:font-size-complex="12pt"/>
    </style:style>
    <style:style style:name="T17" style:family="text">
      <style:text-properties fo:font-size="12pt" officeooo:rsid="000e3fbd" style:font-size-asian="10.5pt" style:font-size-complex="12pt"/>
    </style:style>
    <style:style style:name="T18" style:family="text">
      <style:text-properties fo:font-size="12pt" officeooo:rsid="00103648" style:font-size-asian="10.5pt" style:font-size-complex="12pt"/>
    </style:style>
    <style:style style:name="T19" style:family="text">
      <style:text-properties fo:font-size="12pt" officeooo:rsid="0011a208" style:font-size-asian="10.5pt" style:font-size-complex="12pt"/>
    </style:style>
    <style:style style:name="T20" style:family="text">
      <style:text-properties fo:font-size="12pt" officeooo:rsid="00140e8a" style:font-size-asian="10.5pt" style:font-size-complex="12pt"/>
    </style:style>
    <style:style style:name="T21" style:family="text">
      <style:text-properties fo:font-size="12pt" officeooo:rsid="00264cc0" style:font-size-asian="10.5pt" style:font-size-complex="12pt"/>
    </style:style>
    <style:style style:name="T22" style:family="text">
      <style:text-properties fo:font-size="12pt" officeooo:rsid="002d3ec8" style:font-size-asian="10.5pt" style:font-size-complex="12pt"/>
    </style:style>
    <style:style style:name="T23" style:family="text">
      <style:text-properties fo:font-size="12pt" fo:font-weight="normal" officeooo:rsid="00207967" style:font-size-asian="10.5pt" style:font-weight-asian="normal" style:font-size-complex="12pt" style:font-weight-complex="normal"/>
    </style:style>
    <style:style style:name="T24" style:family="text">
      <style:text-properties fo:font-size="12pt" fo:font-weight="normal" officeooo:rsid="00217f7f" style:font-size-asian="10.5pt" style:font-weight-asian="normal" style:font-size-complex="12pt"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0a1dec" style:font-weight-asian="normal" style:font-weight-complex="normal"/>
    </style:style>
    <style:style style:name="T27" style:family="text">
      <style:text-properties style:text-underline-style="none" fo:font-weight="normal" officeooo:rsid="000aefe5" style:font-weight-asian="normal" style:font-weight-complex="normal"/>
    </style:style>
    <style:style style:name="T28" style:family="text">
      <style:text-properties style:text-underline-style="none" fo:font-weight="normal" officeooo:rsid="000b2f01" style:font-weight-asian="normal" style:font-weight-complex="normal"/>
    </style:style>
    <style:style style:name="T29" style:family="text">
      <style:text-properties style:text-underline-style="none" fo:font-weight="normal" officeooo:rsid="000b4fd7" style:font-weight-asian="normal" style:font-weight-complex="normal"/>
    </style:style>
    <style:style style:name="T30" style:family="text">
      <style:text-properties style:text-underline-style="none" fo:font-weight="normal" officeooo:rsid="000c3f35" style:font-weight-asian="normal" style:font-weight-complex="normal"/>
    </style:style>
    <style:style style:name="T31" style:family="text">
      <style:text-properties style:text-underline-style="none" fo:font-weight="normal" officeooo:rsid="000c4cc9" style:font-weight-asian="normal" style:font-weight-complex="normal"/>
    </style:style>
    <style:style style:name="T32" style:family="text">
      <style:text-properties style:text-underline-style="none" fo:font-weight="normal" officeooo:rsid="000c9059" style:font-weight-asian="normal" style:font-weight-complex="normal"/>
    </style:style>
    <style:style style:name="T33" style:family="text">
      <style:text-properties style:text-underline-style="none" fo:font-weight="normal" officeooo:rsid="001c327f" style:font-weight-asian="normal" style:font-weight-complex="normal"/>
    </style:style>
    <style:style style:name="T34" style:family="text">
      <style:text-properties style:text-underline-style="none" fo:font-weight="normal" officeooo:rsid="000c97d1" style:font-weight-asian="normal" style:font-weight-complex="normal"/>
    </style:style>
    <style:style style:name="T35" style:family="text">
      <style:text-properties style:text-underline-style="none" fo:font-weight="normal" officeooo:rsid="0014c4da" style:font-weight-asian="normal" style:font-weight-complex="normal"/>
    </style:style>
    <style:style style:name="T36" style:family="text">
      <style:text-properties style:text-underline-style="none" fo:font-weight="normal" officeooo:rsid="001f08e4" style:font-weight-asian="normal" style:font-weight-complex="normal"/>
    </style:style>
    <style:style style:name="T37" style:family="text">
      <style:text-properties style:text-underline-style="none" fo:font-weight="normal" officeooo:rsid="00207967"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style:text-underline-style="none" fo:font-weight="bold" officeooo:rsid="000a1dec" style:font-weight-asian="bold" style:font-weight-complex="bold"/>
    </style:style>
    <style:style style:name="T40" style:family="text">
      <style:text-properties officeooo:rsid="000aefe5"/>
    </style:style>
    <style:style style:name="T41" style:family="text">
      <style:text-properties officeooo:rsid="000c892a"/>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0c9059" style:font-weight-asian="bold" style:font-weight-complex="bold"/>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style:text-underline-style="solid" style:text-underline-width="auto" style:text-underline-color="font-color" fo:font-weight="normal" officeooo:rsid="000b1236" style:font-weight-asian="normal" style:font-weight-complex="normal"/>
    </style:style>
    <style:style style:name="T47" style:family="text">
      <style:text-properties style:text-underline-style="solid" style:text-underline-width="auto" style:text-underline-color="font-color" fo:font-weight="normal" officeooo:rsid="001c327f" style:font-weight-asian="normal" style:font-weight-complex="normal"/>
    </style:style>
    <style:style style:name="T48" style:family="text">
      <style:text-properties style:text-underline-style="solid" style:text-underline-width="auto" style:text-underline-color="font-color" fo:font-weight="normal" officeooo:rsid="0014c4da" style:font-weight-asian="normal" style:font-weight-complex="normal"/>
    </style:style>
    <style:style style:name="T49" style:family="text">
      <style:text-properties style:text-underline-style="solid" style:text-underline-width="auto" style:text-underline-color="font-color" officeooo:rsid="0014c4da"/>
    </style:style>
    <style:style style:name="T50" style:family="text">
      <style:text-properties style:text-underline-style="solid" style:text-underline-width="auto" style:text-underline-color="font-color" officeooo:rsid="000b1236"/>
    </style:style>
    <style:style style:name="T51" style:family="text">
      <style:text-properties style:text-underline-style="solid" style:text-underline-width="auto" style:text-underline-color="font-color" officeooo:rsid="00217f7f"/>
    </style:style>
    <style:style style:name="T52" style:family="text">
      <style:text-properties style:text-underline-style="solid" style:text-underline-width="auto" style:text-underline-color="font-color" officeooo:rsid="002bac64"/>
    </style:style>
    <style:style style:name="T53" style:family="text">
      <style:text-properties officeooo:rsid="000c97d1"/>
    </style:style>
    <style:style style:name="T54" style:family="text">
      <style:text-properties officeooo:rsid="000d6469"/>
    </style:style>
    <style:style style:name="T55" style:family="text">
      <style:text-properties officeooo:rsid="0014c4da"/>
    </style:style>
    <style:style style:name="T56" style:family="text">
      <style:text-properties officeooo:rsid="000a1dec"/>
    </style:style>
    <style:style style:name="T57" style:family="text">
      <style:text-properties officeooo:rsid="000b2f01"/>
    </style:style>
    <style:style style:name="T58" style:family="text">
      <style:text-properties officeooo:rsid="000b4fd7"/>
    </style:style>
    <style:style style:name="T59" style:family="text">
      <style:text-properties officeooo:rsid="00207967"/>
    </style:style>
    <style:style style:name="T60" style:family="text">
      <style:text-properties officeooo:rsid="00264cc0"/>
    </style:style>
    <style:style style:name="T61" style:family="text">
      <style:text-properties officeooo:rsid="002ba9ad"/>
    </style:style>
    <style:style style:name="T62" style:family="text">
      <style:text-properties officeooo:rsid="002bac64"/>
    </style:style>
    <style:style style:name="T63" style:family="text">
      <style:text-properties officeooo:rsid="00300ab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44">Der </text:span><text:span text:style-name="T43">Plan</text:span></text:p>
      <text:p text:style-name="P18"/>
      <text:p text:style-name="P14"><text:span text:style-name="T3">In diesem Kapitel möchte darstellen, welche Fähigkeiten die K.I. besitzen soll. </text:span><text:span text:style-name="T1">Zuerst habe ich mein eigenes Spielverhalten analysiert und versucht daraus eine sinnvolle Struktur für das Verhalten der K.I. abzuleiten. </text:span><text:span text:style-name="T2">Dann habe ich mir überlegt, wie ich dieses Verhalten in ganz konkrete Befehle für einzelne Einheiten aufgliedere. </text:span><text:span text:style-name="T9">Das komplizierteste </text:span><text:span text:style-name="T13">ist voraussichtlich</text:span><text:span text:style-name="T9"> </text:span><text:span text:style-name="T11">die Anpassung des Verhaltens an die gegebene Situation, die Auswahl</text:span><text:span text:style-name="T9"> aus der Vielzahl an Möglichkeiten </text:span><text:span text:style-name="T11">und das</text:span><text:span text:style-name="T9"> </text:span><text:span text:style-name="T11">Finden </text:span><text:span text:style-name="T12">der </text:span><text:span text:style-name="T11">„</text:span><text:span text:style-name="T10">optimale</text:span><text:span text:style-name="T11">n</text:span><text:span text:style-name="T10">“ Variante</text:span><text:span text:style-name="T9"> </text:span><text:span text:style-name="T11">stellten die größten Probleme dar</text:span><text:span text:style-name="T9">. </text:span><text:span text:style-name="T13">Ich gehe fest davon aus, dass ich nicht alle gesteckte Ziele erreichen werde, aber der Plan soll in erster Linie meine Vorstellung einer optimalen Struktur widerspiegeln.</text:span></text:p>
      <text:p text:style-name="P19"/>
      <text:p text:style-name="P13"><text:span text:style-name="T56">Spielstart</text:span>:</text:p>
      <text:p text:style-name="P13"/>
      <text:list xml:id="list3776846728" text:style-name="L1">
        <text:list-item>
          <text:p text:style-name="P33"><text:span text:style-name="T26">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39">POI</text:span><text:span text:style-name="T26"> (Points of Interest) genannten, Punkte händisch beim erstellen der Karte festgelegt. Die Kategorien, in die diese POI unterteilt werden, beschreibe ich später ausführlicher.<text:line-break/></text:span></text:p>
        </text:list-item>
        <text:list-item>
          <text:p text:style-name="P34"><text:span text:style-name="T32">Aufgrund des Aufbaus der</text:span><text:span text:style-name="T25"> </text:span><text:span text:style-name="T38">Karten</text:span><text:span text:style-name="T25"> </text:span><text:span text:style-name="T32">(Erklärung folgt)</text:span><text:span text:style-name="T27">, ergibt sich aus den POI eine Art Route, die ich abarbeiten werde </text:span><text:span text:style-name="T31">um das Spiel zu gewinnen</text:span><text:span text:style-name="T27">.<text:line-break/></text:span></text:p>
        </text:list-item>
        <text:list-item>
          <text:p text:style-name="P35"><text:span text:style-name="T1">Ich wähle eine generelle </text:span><text:span text:style-name="T5">Strategie</text:span><text:span text:style-name="T1">.<text:line-break/></text:span></text:p>
        </text:list-item>
        <text:list-item>
          <text:p text:style-name="P36"><text:span text:style-name="T3">Ich baue Einheiten entsprechend der sinnvollsten</text:span><text:span text:style-name="T1"> </text:span><text:span text:style-name="T6">ersten </text:span><text:span text:style-name="T4">Truppenzusammensetzung</text:span><text:span text:style-name="T1">.</text:span></text:p>
        </text:list-item>
      </text:list>
      <text:p text:style-name="P20"/>
      <text:p text:style-name="P20">Nach diesen vier Schritten beginne ich mit dem Bau der ersten Einheiten und das Spiel geht los.</text:p>
      <text:p text:style-name="P20"/>
      <text:p text:style-name="P8"><text:span text:style-name="T41">Points of Interest (POI)</text:span>:</text:p>
      <text:p text:style-name="P31"/>
      <text:p text:style-name="P31">Diese Punkte werden der K.I. für die Anpassung ihrer Strategie von großer Hilfe sein und wesentliche Ankerpunkt bilden.</text:p>
      <text:p text:style-name="P20"/>
      <text:list xml:id="list2886555749" text:style-name="L2">
        <text:list-item>
          <text:p text:style-name="P39"><text:span text:style-name="T42">Das Hauptquartier des Gegners:</text:span> Wenn keine konkreten Ziele vorliegen, soll die K.I. immer versuchen dorthin vorzurücken. <text:line-break/></text:p>
        </text:list-item>
        <text:list-item>
          <text:p text:style-name="P39"><text:span text:style-name="T42">Konfliktzentren:</text:span> meistens liegen diese Punkte auf der Mittelachse der Karte. An diesen Punkten werden die Kontrahenten zwangsläufig häufiger aufeinander treffen.<text:line-break/></text:p>
        </text:list-item>
        <text:list-item>
          <text:p text:style-name="P37"><text:span text:style-name="T7">Versorgungszentren:</text:span><text:span text:style-name="T1"> an diesen Punkten befinden sich besonders viele Gebäude, die für die Versorgung mit Credits sorgen, bzw. kann dort Nachschub gebaut werden. </text:span><text:span text:style-name="T2">Diese Bereiche haben eine hohe Priorität, da sie für die Versorgung der Armee immens wichtig sind. Sehr oft sind Versorgungszentren auch gleichzeitig Konfliktzentren.</text:span></text:p>
        </text:list-item>
      </text:list>
      <text:p text:style-name="P21"/>
      <text:p text:style-name="P8"><text:span text:style-name="T41">Die Karten</text:span>:<text:line-break/></text:p>
      <text:p text:style-name="P20">Die Karten sind nicht beliebig aufgebaut. Ich habe mich stark an „Advance Wars 2“ orientiert und da haben die Karten bestimmte Eigenschaften.<text:line-break/></text:p>
      <text:list xml:id="list348220779" text:style-name="L3">
        <text:list-item>
          <text:p text:style-name="P38"><text:soft-page-break/><text:span text:style-name="T7">Symmetrie</text:span><text:span text:style-name="T1">: die Karten sind meistens gespiegelt, sodass beide Fraktionen die gleichen Weglängen zurücklegen müssen, bzw. die gleichen Mengen an Versorgungs- und Nachschubgebäuden zur Verfügung haben.</text:span></text:p>
        </text:list-item>
        <text:list-item>
          <text:p text:style-name="P38"><text:span text:style-name="T7">Linearität</text:span><text:span text:style-name="T1">: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line-break/></text:span></text:p>
        </text:list-item>
        <text:list-item>
          <text:p text:style-name="P38"><text:span text:style-name="T7">Thematik</text:span><text:span text:style-name="T1">: die Karten geben häufig vor, welche Strategie sinnvoll ist. Entweder handelt es sich z.B. um Karten, auf denen Wasser dominiert oder das Gelände für Panzer unpassierbar ist und somit Lufteinheiten erste Wahl sind. </text:span><text:span text:style-name="T2">Dies wird häufig noch dadurch verstärkt, dass dann auch nur Häfen, Flughäfen bzw. Fabriken für Bodeneinheiten zur Verfügung stehen.</text:span><text:span text:style-name="T1"> Dadurch wird ein gewisser Spielstil forciert,</text:span><text:span text:style-name="T2"> es gibt aber auch eine ganze Reihe an Karten auf denen alle Möglichkeiten vorhanden sind.<text:line-break/></text:span></text:p>
        </text:list-item>
      </text:list>
      <text:p text:style-name="P22">TODO: Bilder einfügen, <text:span text:style-name="T59">unterschiedliche Karten bauen</text:span></text:p>
      <text:list xml:id="list84944476064199" text:continue-list="list3776846728" text:style-name="L1">
        <text:list-header>
          <text:p text:style-name="P40"/>
        </text:list-header>
      </text:list>
      <text:p text:style-name="P7"><text:span text:style-name="T40">Strategien</text:span>:</text:p>
      <text:p text:style-name="P7"/>
      <text:p text:style-name="P15"><text:span text:style-name="T26">U</text:span><text:span text:style-name="T25">m das Spielerlebnis abwechslungsreich zu gestalten, möchte ich, dass die K.I. </text:span><text:span text:style-name="T29">regelmäßig die Situation evaluiert und sich für eine möglichst passende Strategie entscheidet. Grundlage für diese Entscheidung soll die Zusammensetzung der gegnerischen Armee sein und die eigenen finanziellen Mittel </text:span><text:span text:style-name="T30">sein. Da solch eine Strategie nur sinnvoll ist, wenn sie ausreichend konsequent durchgezogen wird, soll frühestens nach zehn Runden das erste mal evaluiert werden, ob die Änderung der Strategie sinnvoll ist und ab dann soll dies alle fünf Runden geprüft werden. </text:span><text:span text:style-name="T33">Ich betrachte die Strategie als eine Art übergeordnete „Marschrichtung“, von der die einzelnen Einheiten, abhängig von ihrer Taktik, durchaus abweichen können. </text:span></text:p>
      <text:p text:style-name="P3"/>
      <text:list xml:id="list59129321" text:style-name="L4">
        <text:list-item>
          <text:p text:style-name="P42"><text:span text:style-name="T45">Frontaler Angriff:</text:span><text:span text:style-name="T25"> Diese Strategie wird wahrscheinlich am häufigsten genutzt werden. Die Einheiten sollen kontinuierlich zum gegnerischen Hauptquartier vorrücken und unterwegs alle Einheiten angreifen, die sich ihnen in den Weg stellen. <text:line-break/></text:span></text:p>
        </text:list-item>
        <text:list-item>
          <text:p text:style-name="P43"><text:span text:style-name="T45">Wichtige Punkte halten:</text:span><text:span text:style-name="T25"> Dies wird die voraussichtlich zweitwichtigste Strategie. Die Einheiten sollen möglichst geschlossen zu einem POI vorrücken, diesen einnehmen und dann mit auf den nächsten Punkt vorrücken. Es ist davon auszugehen, dass sich diese Strategie mit dem frontalen Angriff abwechseln wird.<text:line-break/></text:span></text:p>
        </text:list-item>
        <text:list-item>
          <text:p text:style-name="P44"><text:span text:style-name="T42">Belagerung:</text:span> Bei dieser Strategie soll möglichst früh auf Artillerie gesetzt werden, um in der Nähe der gegnerischen Produktion eine Stellung aufzubauen und den Gegner daran zu hindern sich auf der Karte zu bewegen und Gebäude für die Ressourcenproduktion einzunehmen. Sollte die Stellung erfolgreich gehalten werden, nehmen die eigenen Infanterieeinheiten die Gebäude auf der Karte ein, wobei sie mit den nicht besetzten Produktionsgebäuden beginnen, um einen Nachschub für die Belagerungsstellung sicherzustellen. Sowie die meisten Produktionsgebäude und Ressourcengebäude eingenommen wurden, soll eine schlagkräftige Armee erstellt werden und die Hauptbasis des Gegners soll angegriffen werden. Ich denke, dass dieser Ansatz nur auf relativ kleinen Karten funktionieren wird, da Artillerieeinheiten zu den langsamsten Einheiten im Spiel gehören.<text:line-break/></text:p>
        </text:list-item>
        <text:list-item>
          <text:p text:style-name="P43"><text:span text:style-name="T45">Guerillataktik:</text:span><text:span text:style-name="T25"> Im Gegensatz zu den bisherigen Strategien soll hierbei nicht auf eine große, zusammenhängende Armee gesetzt werden. Vielmehr sollen viele kleine Truppen den Weg zur eigenen Basis sichern und dem Gegner das </text:span><text:span text:style-name="T36">V</text:span><text:span text:style-name="T25">orankommen so gut wie möglich </text:span><text:soft-page-break/><text:span text:style-name="T25">erschweren. </text:span><text:span text:style-name="T36">Infanterie- und speziell Anti-Panzereinheiten eignen sich dafür am Besten, da sie kostengünstig sind und sich als einzige Einheiten auf Bergen verschanzen können. </text:span><text:span text:style-name="T37">Gleichzeitig sind dies Einheiten hervorragend dafür geeignet Gebäude auf der Karte</text:span><text:span text:style-name="T36"> </text:span><text:span text:style-name="T37">einzunehmen. Sowie ausreichend Ressourcen für einen Großangriff gesammelt wurden, sollte von dieser Strategie auf die erste oder zweite Strategie gewechselt werden.</text:span></text:p>
        </text:list-item>
      </text:list>
      <text:p text:style-name="P6"/>
      <text:list xml:id="list84944295218628" text:continue-numbering="true" text:style-name="L4">
        <text:list-item>
          <text:p text:style-name="P57"><text:span text:style-name="T46">Angriff von Hinten:</text:span><text:span text:style-name="T25">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
      <text:p text:style-name="P4"/>
      <text:p text:style-name="P12">Taktiken:</text:p>
      <text:p text:style-name="P5">In diesem Abschnitt widme ich mich den kleinen „Strategien“, die die <text:span text:style-name="T61">einzelnen Einheiten</text:span> zur Umsetzung der übergeordneten, „großen“ Strategie nutzen sollen. </text:p>
      <text:p text:style-name="P5"/>
      <text:list xml:id="list1952310825" text:style-name="L5">
        <text:list-item>
          <text:p text:style-name="P45"><text:span text:style-name="T42">Aggressiv vorrücken:</text:span> Hierbei soll sich <text:span text:style-name="T62">die Einheit</text:span> konsequent auf den Zielpunkt, zum Beispiel ein gegnerisches Gebäude oder ein besonderes Angriffsziel zu bewegen und unterwegs alle Einheiten angreifen, bei denen <text:span text:style-name="T62">sie</text:span> effektiv Schaden verursachen würde.<text:line-break/></text:p>
        </text:list-item>
        <text:list-item>
          <text:p text:style-name="P46"><text:span text:style-name="T42">Stellung halten:</text:span> <text:span text:style-name="T62">Die Einheit</text:span> soll ein bestimmtes Feld halten und sich nicht davon wegbewegen. Diese Taktik wird voraussichtlich in erster Linie zum Schutz anderer Einheiten genutzt werden oder um die Bewegungsmöglichkeiten des Gegners einzuschränken.<text:line-break/></text:p>
        </text:list-item>
        <text:list-item>
          <text:p text:style-name="P47"><text:span text:style-name="T51">Stellung verteidigen:</text:span> Im Gegensatz zur vorherigen Taktik, darf sich <text:span text:style-name="T62">die Einheit</text:span> hierbei von <text:span text:style-name="T61"><text:s/>ihrem </text:span>Feld wegbewegen, sofern ein Angriff auf eine gegnerische Einheit in Reichweite Sinn macht. <text:span text:style-name="T62">Sie</text:span> soll <text:span text:style-name="T63">sich </text:span>nachdem sie den Angriff erfolgreich ausgeführt hat, sprich die Einheit<text:span text:style-name="T61">en</text:span> in Reichweite zerstört <text:span text:style-name="T63">wurde</text:span>, allerdings wieder auf <text:span text:style-name="T62">ihre Ausgangsp</text:span>osition <text:span text:style-name="T61">zurückziehen</text:span>. Da sich <text:span text:style-name="T61">ein Trupp</text:span> mit einem solchen Angriff durchaus in <text:span text:style-name="T62">die </text:span>Gefahr begibt selbst angegriffen zu werden, macht diese Taktik nur <text:span text:style-name="T62">im Verbund mit anderen Einheiten Sinn.</text:span><text:line-break/></text:p>
        </text:list-item>
        <text:list-item>
          <text:p text:style-name="P48"><text:span text:style-name="T51">Ziel angreifen:</text:span> <text:span text:style-name="T62">Die Einheit</text:span> soll sich auf ein angegebenes Ziel zu bewegen, zum Beispiel ein Gebäude, das eingenommen oder eine Einheit, die angegriffen werden soll. Dabei sollen alle anderen gegnerischen Einheiten unterwegs ignoriert werden.<text:line-break/></text:p>
        </text:list-item>
        <text:list-item>
          <text:p text:style-name="P49"><text:span text:style-name="T51">Einheit verteidigen:</text:span> Diese Taktik kann nur von mehreren Einheiten gleichzeitig genutzt werden, da effektiver Schutz immer nur von mehreren Seiten möglich ist. Diese Taktik sehe ich als sehr wichtig zum Schutz von Artillerieeinheiten an.<text:line-break/></text:p>
        </text:list-item>
        <text:list-item>
          <text:p text:style-name="P49"><text:span text:style-name="T51">Heilen:</text:span> Die Einheit soll sich zum nächst gelegenen, freien Gebäude bewegen, um dort <text:span text:style-name="T60">ihre</text:span> Lebenspunkte aufzufüllen. Unterwegs sollen keine gegnerischen Einheiten angegriffen werden. Diese Taktik werde ich bevorzugt bei besonders wertvollen Einheiten anwenden.<text:line-break/></text:p>
        </text:list-item>
        <text:list-item>
          <text:p text:style-name="P49"><text:span text:style-name="T51">Fliehen:</text:span> Bei dieser Taktik soll sich die Einheit so zügig wie möglich zu einem Punkt bewegen und unterwegs keine anderen Einheiten angreifen.</text:p>
        </text:list-item>
      </text:list>
      <text:p text:style-name="P4"/>
      <text:p text:style-name="P10"><text:span text:style-name="T53">Truppenzusammensetzung</text:span>:</text:p>
      <text:p text:style-name="P10"><text:line-break/><text:span text:style-name="T23">An diesem Punkt möchte ich auf strategisch sinnvolle Zusammensetzungen von Truppentypen </text:span><text:soft-page-break/><text:span text:style-name="T23">gehen. Da die Wahl einer Truppenzusammensetzung stark von den erwirtschafteten Credits bzw. den voraussichtlich noch zu erwartenden Credits abhängt, wird das meines Erachtens nach ein schwieriger Part in der „</text:span><text:span text:style-name="T24">Voraussicht“ der K.I. sein. Hinzu kommt, dass entschieden werden muss, ob die Truppenzusammensetzung geändert werden sollte, da der Gegner z.B. genau die passenden Einheiten gebaut hat, um zu kontern oder die Karte dafür ungeeignet ist. Im optimalen Falle sollte die K.I. ohne große Voreinstellungen entscheiden auf welcher Karte welche Zusammensetzung Sinn macht.<text:line-break/></text:span></text:p>
      <text:list xml:id="list4135699054" text:style-name="L6">
        <text:list-item>
          <text:p text:style-name="P58"><text:span text:style-name="T47">Startaufstellung:</text:span><text:span text:style-name="T33"> </text:span><text:span text:style-name="T34">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 </text:span><text:span text:style-name="T35">danach sollte sich die K.I. für eine der oben genannten Strategien entscheiden.<text:line-break/></text:span></text:p>
        </text:list-item>
        <text:list-item>
          <text:p text:style-name="P59"><text:span text:style-name="T48">Panzer, Artillerie und Luftabwehr:</text:span><text:span text:style-name="T35">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line-break/></text:span></text:p>
        </text:list-item>
        <text:list-item>
          <text:p text:style-name="P59"><text:span text:style-name="T45">Lufteinheiten</text:span><text:span text:style-name="T25">: </text:span><text:span text:style-name="T28">Sollten</text:span><text:span text:style-name="T25"> ausreichend </text:span><text:span text:style-name="T28">finanzielle Mittel vorhanden sein,</text:span><text:span text:style-name="T25"> werden nur noch Lufteinheiten gebaut. Dabei besteht ein</text:span><text:span text:style-name="T28">e</text:span><text:span text:style-name="T25"> Luftflotte vornehmlich aus</text:span></text:p>
          <text:p text:style-name="P50">Kampfhubschraubern und Bombern, dazu einige wenige Abfangjäger zur Verteidigung gegen fremde Lufteinheiten. <text:line-break/></text:p>
        </text:list-item>
        <text:list-item>
          <text:p text:style-name="P51"><text:span text:style-name="T49">Infanterie</text:span><text:span text:style-name="T55">: Es werden ausschließlich Infanterieeinheiten gebaut, diese sind zwar sehr schwach, aber dafür billig. Da jede Einheit pro Runde nur einmal angreifen kann, kann die schiere Masse von Infanterie durchaus eine starke Panzerflotte „überrennen“. Gegen Luft- und Seeeinheiten hätte diese Strategie aber kaum Erfolg.<text:line-break/></text:span></text:p>
        </text:list-item>
        <text:list-item>
          <text:p text:style-name="P51"><text:span text:style-name="T42">Seeeinheiten</text:span>: <text:span text:style-name="T58">Reicht die</text:span> Versorgung mit Credits <text:span text:style-name="T58">aus, </text:span>werden Seeeinheiten produziert. Eine Seeflotte besteht dabei <text:span text:style-name="T57">hauptsächlich aus</text:span> Kampfschiffen, <text:span text:style-name="T57">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line-break/></text:span></text:p>
        </text:list-item>
        <text:list-item>
          <text:p text:style-name="P52"><text:span text:style-name="T50">Luft und Boden:</text:span> Eine Mischung aus Panzern, Artillerie und Infanterie kombiniert mit Lufteinheiten zur Unterstützung.</text:p>
        </text:list-item>
      </text:list>
      <text:p text:style-name="P1"/>
      <text:p text:style-name="P11"><text:span text:style-name="T54">Wertvolle Einheiten</text:span>:<text:line-break/></text:p>
      <text:p text:style-name="P26">Im Folgenden soll grob die Wertigkeit der Einheiten dargestellt werden. Diese Wertigkeit bezieht sich sowohl auf den Preis, als auch auf die Schlagkraft <text:span text:style-name="T60">und unterliegt meiner subjektiven Auffassung.<text:line-break/></text:span></text:p>
      <text:list xml:id="list2087421509" text:style-name="L7">
        <text:list-item>
          <text:p text:style-name="P53"><text:span text:style-name="T8">Artillerie</text:span><text:span text:style-name="T14">: Am wertvollsten, da sie beim angreifen selbst nicht angegriffen werden kann, außerdem sind Artillerieeinheiten die teuersten </text:span><text:span text:style-name="T19">Einheiten</text:span><text:span text:style-name="T14"> im Spiel.<text:line-break/></text:span></text:p>
        </text:list-item>
        <text:list-item>
          <text:p text:style-name="P53"><text:span text:style-name="T8">Lufteinheiten</text:span><text:span text:style-name="T14">: Wertvoll durch ihre hohe Beweglichkeit und den relativ großen Schaden, den sie anrichten können. Da sie sehr anfällig für Luftabwehr sind sollten sie möglichst gut </text:span><text:soft-page-break/><text:span text:style-name="T14">geschützt werden.<text:line-break/></text:span></text:p>
        </text:list-item>
        <text:list-item>
          <text:p text:style-name="P53"><text:span text:style-name="T8">Luftabwehr</text:span><text:span text:style-name="T14">: Da diese Einheiten fast die einzigen Bodeneinheiten sind, die etwas gegen Lufteinheiten unternehmen können, sollten sie gut geschützt werden.<text:line-break/></text:span></text:p>
        </text:list-item>
        <text:list-item>
          <text:p text:style-name="P53"><text:span text:style-name="T8">Panzer</text:span><text:span text:style-name="T14">: Schlagkräftig und widerstandsfähig, daher eignen sich diese Einheiten hervorragend zum Schutz anderer Einheiten.<text:line-break/></text:span></text:p>
        </text:list-item>
        <text:list-item>
          <text:p text:style-name="P53"><text:span text:style-name="T8">Panzerabwehrschützen</text:span><text:span text:style-name="T14">: Schlagkräftig gegen Fahrzeuge, aber schwach gegenüber </text:span><text:span text:style-name="T18">den meisten Einheiten.<text:line-break/></text:span></text:p>
        </text:list-item>
        <text:list-item>
          <text:p text:style-name="P55"><text:span text:style-name="T8">Aufklärungs-/Versorgungsfahrzeuge</text:span><text:span text:style-name="T14">: Die Versorgungsfahrzeuge sind wichtig, aber nicht unentbehrlich, da sie, bis auf eine Ausnahme, nicht angreifen können. Die Aufklärungsfahrzeuge sind hingegen nur gegen Infanterie stark, wobei der Verlust von Aufklärung nicht unterschätzt werden sollte.<text:line-break/></text:span></text:p>
        </text:list-item>
        <text:list-item>
          <text:p text:style-name="P55"><text:span text:style-name="T8">Einfache Infanterie</text:span><text:span text:style-name="T14">: Die kostengünstigste und vergleichsweise schwächste Einheit.</text:span></text:p>
        </text:list-item>
      </text:list>
      <text:p text:style-name="P29"/>
      <text:p text:style-name="P29">Seeeinheiten sind nicht gesondert aufgeführt, da sie jeweils in eine der oberen Kategorien passen: Kampfschiffe gehören zur Artillerie, Kreuzer gehören zur Luftabwehr, U-Boote gehören zu den Panzern und die Transportschiffe gehören zu den Versorgungseinheiten.</text:p>
      <text:p text:style-name="P1"/>
      <text:p text:style-name="P32">Die Befehlsstruktur</text:p>
      <text:p text:style-name="P17"/>
      <text:p text:style-name="P2"><text:span text:style-name="T21">In diesem Abschnitt möchte ich mich mit der konkreten Umsetzung der vorangegangenen Strategien und Taktiken widmen. </text:span><text:span text:style-name="T15">I</text:span><text:span text:style-name="T14">ch habe mich für eine hierarchische Befehlsstruktur entschieden, bei der der General eine </text:span><text:span text:style-name="T21">der oben genannten Strategien </text:span><text:span text:style-name="T14">festlegt, dem passen sich die einzelnen Trupps an und geben diese Befehle an die dem Trupp zugeordneten Einheiten weiter, </text:span><text:span text:style-name="T21">welche dann wieder einzelne Taktiken nutzen.</text:span></text:p>
      <text:p text:style-name="P23"/>
      <text:p text:style-name="P9"><text:span text:style-name="T53">Befehle des Generals</text:span>:<text:line-break/></text:p>
      <text:p text:style-name="P2"><text:span text:style-name="T14">Der General führt die Analyse der momentanen Situation </text:span><text:span text:style-name="T21">am Anfang der Runde </text:span><text:span text:style-name="T14">aus und passt die Strategie an. Wird zum Beispiel festgestellt, dass der Gegner über viele Lufteinheiten verfügt, dann sollten möglichst zügig Luftabwehreinheiten gebaut werden. </text:span><text:span text:style-name="T19">Außerdem ermittelt der General welche Einheiten gebaut werden sollten und welchem Trupp sie zuzuordnen sind. </text:span><text:span text:style-name="T21">Im Abschnitt „Implementierung“ werde ich mich ganz konkret der Umsetzung dieser Struktur in Code widmen.</text:span></text:p>
      <text:p text:style-name="P23"/>
      <text:p text:style-name="P9"><text:span text:style-name="T53">Befehle der Truppe</text:span>:<text:line-break/></text:p>
      <text:p text:style-name="P2"><text:span text:style-name="T14">Eine Truppe besteht aus einer </text:span><text:span text:style-name="T16">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text:line-break/></text:span></text:p>
      <text:p text:style-name="P24">Ein Trupp kann folgende Befehle ausführen:<text:line-break/></text:p>
      <text:list xml:id="list1408101352" text:style-name="L8">
        <text:list-item>
          <text:p text:style-name="P56"><text:span text:style-name="T8">Vorrücken</text:span><text:span text:style-name="T14">: Der Trupp bewegt sich möglichst geschlossen zur angegebenen Position vor </text:span><text:span text:style-name="T22">und greift unterwegs alle Feinde an.</text:span><text:span text:style-name="T14"><text:line-break/></text:span></text:p>
        </text:list-item>
        <text:list-item>
          <text:p text:style-name="P56"><text:soft-page-break/><text:span text:style-name="T8">Sammeln</text:span><text:span text:style-name="T14">: Der Trupp positioniert sich um einen gegebenen Zielpunkt herum und wartet, bis alle Einheiten des Trupps dort angekommen sind. <text:line-break/></text:span></text:p>
        </text:list-item>
        <text:list-item>
          <text:p text:style-name="P41"><text:span text:style-name="T42">Position halten:</text:span> Der Trupp nimmt seine Standardformation um einen Zielpunkt ein und wartet dort.</text:p>
          <text:p text:style-name="P41"/>
        </text:list-item>
        <text:list-item>
          <text:p text:style-name="P41"><text:span text:style-name="T52">Position verteidigen:</text:span><text:span text:style-name="T62"> </text:span>Der Trupp nimmt seine Standardformation um einen Zielpunkt ein und <text:span text:style-name="T62">greift alle Einheiten an, die in Angriffsreichweite geraten.</text:span><text:line-break/></text:p>
        </text:list-item>
        <text:list-item>
          <text:p text:style-name="P56"><text:span text:style-name="T8">Auf Nachschub warten</text:span><text:span text:style-name="T14">: Die verbleibenden Einheiten warten in einer möglichst sicheren Formation an einem Zielpunkt und warten, bis der Trupp wieder vollständig </text:span><text:span text:style-name="T21">hergestellt</text:span><text:span text:style-name="T14"> ist.<text:line-break/></text:span></text:p>
        </text:list-item>
        <text:list-item>
          <text:p text:style-name="P56"><text:span text:style-name="T8">Heilen</text:span><text:span text:style-name="T14">: Beschädigte Einheiten versuchen sich in nahegelegenen Gebäuden vollständig zu heilen, bis alle Einheiten wieder über volle Lebenspunkte verfügen. (Dabei heilen sich die wertvollsten Einheiten zuerst.)<text:line-break/></text:span></text:p>
        </text:list-item>
        <text:list-item>
          <text:p text:style-name="P56"><text:span text:style-name="T8">Rückzug</text:span><text:span text:style-name="T14">: Die Einheiten fliehen zu einer angegebenen Position. Dabei wird der Zusammenhalt der Truppe ignoriert und jede </text:span><text:span text:style-name="T17">Einheit bewegt sich so weit, wie ihr das möglich ist.</text:span></text:p>
        </text:list-item>
      </text:list>
      <text:p text:style-name="P23"/>
      <text:p text:style-name="P9"><text:span text:style-name="T53">Befehle der Einheit</text:span>:<text:line-break/></text:p>
      <text:p text:style-name="P25">Diese Befehle bewirkten letztendlich tatsächlich etwas auf dem Schlachtfeld und resultieren aus den vorangegangenen Befehlen der Truppen und des Generals. Die Befehle der einzelnen Einheiten können kombiniert werden, <text:span text:style-name="T60">um die oben genannten Taktiken umzusetzen.</text:span><text:line-break/></text:p>
      <text:list xml:id="list3176400088" text:style-name="L9">
        <text:list-item>
          <text:p text:style-name="P54"><text:span text:style-name="T8">Bewegen</text:span><text:span text:style-name="T14">: Die Einheit bewegt sich zu einer Position.</text:span></text:p>
        </text:list-item>
        <text:list-item>
          <text:p text:style-name="P54"><text:span text:style-name="T8">Warten</text:span><text:span text:style-name="T14">: Die Einheit tut nichts und beendet ihren Zug.</text:span></text:p>
        </text:list-item>
        <text:list-item>
          <text:p text:style-name="P54"><text:span text:style-name="T8">Angreifen</text:span><text:span text:style-name="T14">: Die Einheit greift ein angegebenes Ziel an.</text:span></text:p>
        </text:list-item>
        <text:list-item>
          <text:p text:style-name="P54"><text:span text:style-name="T8">Besetzen</text:span><text:span text:style-name="T14">: Die Einheit besetzt ein Gebäude.</text:span></text:p>
        </text:list-item>
        <text:list-item>
          <text:p text:style-name="P54"><text:span text:style-name="T8">Einladen</text:span><text:span text:style-name="T14">: Die Einheit bewegt sich zu einem Truppentransporter und lässt sich mitnehmen.</text:span></text:p>
        </text:list-item>
        <text:list-item>
          <text:p text:style-name="P54"><text:span text:style-name="T8">Ausladen</text:span><text:span text:style-name="T14">: Die Transporteinheit lädt die geladene Einheit an der angegebenen Position ab.</text:span></text:p>
        </text:list-item>
        <text:list-item>
          <text:p text:style-name="P54"><text:span text:style-name="T8">Versorgen</text:span><text:span text:style-name="T14">: Die Einheit führt den Versorgungsbefehl </text:span><text:span text:style-name="T21">an der angegebenen Position</text:span><text:span text:style-name="T14"> aus.</text:span></text:p>
        </text:list-item>
      </text:list>
      <text:p text:style-name="P23"/>
      <text:p text:style-name="P28"/>
      <text:p text:style-name="P27"/>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8:03:21.732000000</meta:creation-date>
    <meta:generator>LibreOffice/5.3.6.1$Windows_x86 LibreOffice_project/686f202eff87ef707079aeb7f485847613344eb7</meta:generator>
    <dc:date>2019-08-25T08:49:43.435000000</dc:date>
    <meta:editing-duration>PT5H54M29S</meta:editing-duration>
    <meta:editing-cycles>13</meta:editing-cycles>
    <meta:document-statistic meta:table-count="0" meta:image-count="0" meta:object-count="0" meta:page-count="6" meta:paragraph-count="77" meta:word-count="2303" meta:character-count="16515" meta:non-whitespace-character-count="14286"/>
  </office:meta>
</office:document-meta>
</file>